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5.98cm" style:rel-column-width="14246*"/>
    </style:style>
    <style:style style:name="Table2.B" style:family="table-column">
      <style:table-column-properties style:column-width="6.006cm" style:rel-column-width="14309*"/>
    </style:style>
    <style:style style:name="Table2.C" style:family="table-column">
      <style:table-column-properties style:column-width="15.52cm" style:rel-column-width="3698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8" style:family="paragraph" style:parent-style-name="Heading_20_1">
      <style:text-properties style:font-name="Times New Roman" fo:language="ru" fo:country="RU"/>
    </style:style>
    <style:style style:name="P9" style:family="paragraph" style:parent-style-name="Text_20_body" style:list-style-name="L1">
      <style:text-properties style:font-name="Times New Roman" fo:language="ru" fo:country="RU"/>
    </style:style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3">
      <style:text-properties style:font-name="Times New Roman" fo:language="ru" fo:country="RU"/>
    </style:style>
    <style:style style:name="P12" style:family="paragraph" style:parent-style-name="Text_20_body" style:list-style-name="L4">
      <style:text-properties style:font-name="Times New Roman" fo:language="ru" fo:country="RU"/>
    </style:style>
    <style:style style:name="P13" style:family="paragraph" style:parent-style-name="Text_20_body" style:list-style-name="L5">
      <style:text-properties style:font-name="Times New Roman" fo:language="ru" fo:country="RU"/>
    </style:style>
    <style:style style:name="P14" style:family="paragraph" style:parent-style-name="Text_20_body" style:list-style-name="L6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8" text:outline-level="1">Отладка алгоритма на целевой системе</text:h>
          </table:table-cell>
        </table:table-row>
        <table:table-row table:style-name="Table1.2">
          <table:table-cell table:style-name="Table1.A2" office:value-type="string">
            <text:p text:style-name="P1">Для управления расчётным процессом в приборе пользователь может воспользоваться кнопками управления процессом в закладке «Отладка» рабочего окна «Инструменты автоматики», показаны на рисунке 1.</text:p>
            <text:p text:style-name="P2"><draw:frame draw:style-name="fr1" draw:name="graphics1" text:anchor-type="as-char" svg:width="17.967cm" svg:height="9.895cm" draw:z-index="0"><draw:image xlink:href="../_images/rp-4-5-ris-01.png" xlink:type="simple" xlink:show="embed" xlink:actuate="onLoad"/></draw:frame></text:p>
            <text:p text:style-name="P2">Рисунок 1</text:p>
            <text:p text:style-name="P1">Расшифровка действий, выполняемых при нажатии различных кнопок управления приведена в таблице 1.</text:p>
            <text:p text:style-name="P1">Таблица 1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">Изображение кнопки</text:p>
                </table:table-cell>
                <table:table-cell table:style-name="Table2.A1" office:value-type="string">
                  <text:p text:style-name="P5">Наименование кнопки</text:p>
                </table:table-cell>
                <table:table-cell table:style-name="Table2.C1" office:value-type="string">
                  <text:p text:style-name="P4">Действие, выполняемое при нажатии на кнопку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2" text:anchor-type="as-char" svg:width="4.128cm" svg:height="1.508cm" draw:z-index="1"><draw:image xlink:href="../../../branches/mvtu4/help/original/rp/rp-images/rp-4-5-tab-01.png" xlink:type="simple" xlink:show="embed" xlink:actuate="onLoad"/></draw:frame></text:p>
                </table:table-cell>
                <table:table-cell table:style-name="Table2.A2" office:value-type="string">
                  <text:p text:style-name="P5">Подключиться к прибору</text:p>
                </table:table-cell>
                <table:table-cell table:style-name="Table2.C2" office:value-type="string">
                  <text:p text:style-name="P4">соединение клиентского управляющего модуля SimInTech (ПК ВМТУ-4) с сервером отладки исполняемой среды прибора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3" text:anchor-type="as-char" svg:width="1.931cm" svg:height="1.402cm" draw:z-index="2"><draw:image xlink:href="../../../branches/mvtu4/help/original/rp/rp-images/rp-4-5-tab-02.png" xlink:type="simple" xlink:show="embed" xlink:actuate="onLoad"/></draw:frame></text:p>
                </table:table-cell>
                <table:table-cell table:style-name="Table2.A2" office:value-type="string">
                  <text:p text:style-name="P5">Отключить</text:p>
                </table:table-cell>
                <table:table-cell table:style-name="Table2.C2" office:value-type="string">
                  <text:p text:style-name="P6">отключение клиента отладки SimInTech (ПК МВТУ-4) от сервера отладки прибора без завершения расчётного процесса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4" text:anchor-type="as-char" svg:width="4.022cm" svg:height="1.402cm" draw:z-index="3"><draw:image xlink:href="../../../branches/mvtu4/help/original/rp/rp-images/rp-4-5-tab-03.png" xlink:type="simple" xlink:show="embed" xlink:actuate="onLoad"/></draw:frame></text:p>
                </table:table-cell>
                <table:table-cell table:style-name="Table2.A2" office:value-type="string">
                  <text:p text:style-name="P5">Запустить конфигурацию</text:p>
                </table:table-cell>
                <table:table-cell table:style-name="Table2.C2" office:value-type="string">
                  <text:p text:style-name="P4">запуск диспетчера расчетных моделей DispExemod с конфигурацией загрузки соответствующей параметру «Имя конфигурации загрузки» закладки «Настройки» окна «Инструменты автоматики» (приведен на рисунке 2)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5" text:anchor-type="as-char" svg:width="1.138cm" svg:height="1.323cm" draw:z-index="4"><draw:image xlink:href="../../../branches/mvtu4/help/original/rp/rp-images/rp-4-5-tab-04.png" xlink:type="simple" xlink:show="embed" xlink:actuate="onLoad"/></draw:frame></text:p>
                </table:table-cell>
                <table:table-cell table:style-name="Table2.A2" office:value-type="string">
                  <text:p text:style-name="P5">Пауза</text:p>
                </table:table-cell>
                <table:table-cell table:style-name="Table2.C2" office:value-type="string">
                  <text:p text:style-name="P4">перевод процесса-диспетчера расчётных модулей на приборе в режим паузы.</text:p>
                </table:table-cell>
              </table:table-row>
              <table:table-row>
                <table:table-cell table:style-name="Table2.A2" office:value-type="string">
                  <text:p text:style-name="P7"><text:soft-page-break/><draw:frame draw:style-name="fr1" draw:name="graphics6" text:anchor-type="as-char" svg:width="2.17cm" svg:height="1.429cm" draw:z-index="5"><draw:image xlink:href="../../../branches/mvtu4/help/original/rp/rp-images/rp-4-5-tab-05.png" xlink:type="simple" xlink:show="embed" xlink:actuate="onLoad"/></draw:frame></text:p>
                </table:table-cell>
                <table:table-cell table:style-name="Table2.A2" office:value-type="string">
                  <text:p text:style-name="P5">Продолжить</text:p>
                </table:table-cell>
                <table:table-cell table:style-name="Table2.C2" office:value-type="string">
                  <text:p text:style-name="P4">Перевод процесса-диспетчера расчётных модулей на приборе из режима паузы в режим счёта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7" text:anchor-type="as-char" svg:width="1.085cm" svg:height="1.402cm" draw:z-index="6"><draw:image xlink:href="../../../branches/mvtu4/help/original/rp/rp-images/rp-4-5-tab-06.png" xlink:type="simple" xlink:show="embed" xlink:actuate="onLoad"/></draw:frame></text:p>
                </table:table-cell>
                <table:table-cell table:style-name="Table2.A2" office:value-type="string">
                  <text:p text:style-name="P5">Стоп</text:p>
                </table:table-cell>
                <table:table-cell table:style-name="Table2.C2" office:value-type="string">
                  <text:p text:style-name="P4">Завершение сеанса управления: завершение процесса-диспетчера расчётных модулей на приборе и всех его дочерних процессов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8" text:anchor-type="as-char" svg:width="3.44cm" svg:height="1.429cm" draw:z-index="7"><draw:image xlink:href="../../../branches/mvtu4/help/original/rp/rp-images/rp-4-5-tab-07.png" xlink:type="simple" xlink:show="embed" xlink:actuate="onLoad"/></draw:frame></text:p>
                </table:table-cell>
                <table:table-cell table:style-name="Table2.A2" office:value-type="string">
                  <text:p text:style-name="P5">Сохранить состояние</text:p>
                </table:table-cell>
                <table:table-cell table:style-name="Table2.C2" office:value-type="string">
                  <text:p text:style-name="P4">Сохранение текущего состояния расчётных модулей на приборе в файлы согласно имени, указанному в поле «Имя состояния» рабочего окна «Инструменты автоматики».</text:p>
                </table:table-cell>
              </table:table-row>
              <table:table-row>
                <table:table-cell table:style-name="Table2.A2" office:value-type="string">
                  <text:p text:style-name="P7"><draw:frame draw:style-name="fr1" draw:name="graphics9" text:anchor-type="as-char" svg:width="3.307cm" svg:height="1.455cm" draw:z-index="8"><draw:image xlink:href="../../../branches/mvtu4/help/original/rp/rp-images/rp-4-5-tab-08.png" xlink:type="simple" xlink:show="embed" xlink:actuate="onLoad"/></draw:frame></text:p>
                </table:table-cell>
                <table:table-cell table:style-name="Table2.A2" office:value-type="string">
                  <text:p text:style-name="P5">Загрузить состояние</text:p>
                </table:table-cell>
                <table:table-cell table:style-name="Table2.C2" office:value-type="string">
                  <text:p text:style-name="P4">Загрузка текущего состояния расчётных модулей на приборе из файлов согласно имени, указанному в поле «Имя состояния» (приведено на рисунке 1).</text:p>
                </table:table-cell>
              </table:table-row>
            </table:table>
            <text:p text:style-name="P1">После запуска расчетной модели на приборе сервера отладки необходимо определить конфигурацию загрузки. Пользователь может удалённо запустить конфигурацию загрузки, для этого в соответствии с рисунком 1 следует последовательно левой кнопкой «мыши» нажать на кнопки «Подключиться к прибору» и «Запустить конфигурацию».</text:p>
            <text:p text:style-name="P1">В итоге на сервере будет запущен диспетчер расчетных модулей с именем файла конфигурации загрузки, указанным в закладке «Настройки» (параметр «Имя конфигурации загрузки» в соответствии с рисунком 2), и начальным состоянием, указанным в закладке «Отладчик» (параметр «Имя состояния» в соответствии с рисунком 1).</text:p>
            <text:p text:style-name="P1">Если начального состояния с указанным пользователем именем не найдено, расчёт алгоритмов запускается с начальными условиями по умолчанию (соответствуют параметрам расчетной схемы).</text:p>
            <text:p text:style-name="P1">Для отображения данных на расчетной схеме (алгоритме) необходимо в рабочем окне «Инструменты автоматики»:</text:p>
            <text:p text:style-name="P1">1) В закладке «Отладчик» указать адрес прибора (параметр «Параметры соединения (хост:порт)» в соответствии с рисунком 1);</text:p>
            <text:p text:style-name="P1">2) В закладке «Отладчик» определить удаленный режим отладки (параметр «Удалённая» в соответствии с рисунком 1);</text:p>
            <text:p text:style-name="P1">3) В закладке «Загрузки» в соответствии с таблицей загрузки выбрать имя требуемой расчетной схемы (алгоритма) для отображения (Scheme.prt в соответствии с рисунком 1);</text:p>
            <text:p text:style-name="P1">4) В закладке «Загрузки» левой клавишей «мыши» нажать кнопку «Открыть выделенные» в соответствии с рисунком 2.</text:p>
            <text:p text:style-name="P2"><text:soft-page-break/><draw:frame draw:style-name="fr1" draw:name="graphics10" text:anchor-type="as-char" svg:width="14.822cm" svg:height="10.109cm" draw:z-index="9"><draw:image xlink:href="../_images/rp-4-5-ris-02.png" xlink:type="simple" xlink:show="embed" xlink:actuate="onLoad"/></draw:frame></text:p>
            <text:p text:style-name="P2">Рисунок 2</text:p>
            <text:p text:style-name="P1">5) Запустить проект на счёт нажатием кнопки «Пуск» в главной панели инструментов или нажатием клавиши F9.</text:p>
            <text:p text:style-name="P1">На схеме будут отображаться значения параметров, которые в данный момент существуют в приборе.</text:p>
            <text:p text:style-name="P1">В процессе отладки расчетной модели на приборе пользователь может изменять значения параметров блоков, входных и выходных сигналов и т.п.</text:p>
            <text:p text:style-name="P1">Например, предусмотрим учёт изменения параметров блока «Выход алгоритма». Для этого следует:</text:p>
            <text:list xml:id="list3787776105118253972" text:style-name="L1">
              <text:list-item>
                <text:p text:style-name="P9">двойным нажатием левой клавиши «мыши» в рабочем окне проекта на изображении соответствующего блока вызвать рабочее окно изменения свойств;</text:p>
              </text:list-item>
              <text:list-item>
                <text:p text:style-name="P9">перейти в закладку «Свойства»;</text:p>
              </text:list-item>
              <text:list-item>
                <text:p text:style-name="P9">выбрать значение «Да» параметра «Транслировать в исполнительную систему».</text:p>
              </text:list-item>
            </text:list>
            <text:p text:style-name="P1">На рисунке 3 представлено рабочее окно «Свойства» блока «Выход алгоритма» с именем ALG10.</text:p>
            <text:p text:style-name="P2"><text:soft-page-break/><draw:frame draw:style-name="fr1" draw:name="graphics11" text:anchor-type="as-char" svg:width="10.851cm" svg:height="12.811cm" draw:z-index="10"><draw:image xlink:href="../_images/rp-4-5-ris-03.png" xlink:type="simple" xlink:show="embed" xlink:actuate="onLoad"/></draw:frame></text:p>
            <text:p text:style-name="P2">Рисунок 3</text:p>
            <text:p text:style-name="P1">В этом случае значение на входе блока будет передаваться в исполнительную систему в постоянном режиме. Опция полезна для задания тестовых значений сигналов (например, для трансляции в исполнительную систему значений от расчетной модели). Для того, чтобы расчетная схема в SimInTech (ПК МВТУ-4) считала самостоятельно, в рабочем окне «Параметры расчёта» необходимо выбрать значение «Да» для параметра «Транслировать только входы и выходы» (показано на рисунке 4).</text:p>
            <text:p text:style-name="P2"><text:soft-page-break/><draw:frame draw:style-name="fr1" draw:name="graphics12" text:anchor-type="as-char" svg:width="12.518cm" svg:height="16.406cm" draw:z-index="11"><draw:image xlink:href="../_images/rp-4-5-ris-04.png" xlink:type="simple" xlink:show="embed" xlink:actuate="onLoad"/></draw:frame></text:p>
            <text:p text:style-name="P2">Рисунок 4</text:p>
            <text:p text:style-name="P1">В проектах пользователь может вместо блоков «Запись сигналов» и «Выход алгоритма» использовать блоки «Входной контакт s3» и «Выходной контакт s3», которые расположены в закладке «Источники» главного рабочего окна SimInTech (ПК МВТУ-4). Блоки «Входной контакт s3» и «Выходной контакт s3» позволяют задавать:</text:p>
            <text:list xml:id="list3273670247869150672" text:style-name="L2">
              <text:list-item>
                <text:p text:style-name="P10">входные и выходные сигналы расчетной модели (алгоритма) без привязки к базе сигналов проекта;</text:p>
              </text:list-item>
              <text:list-item>
                <text:p text:style-name="P10">сигналы нужной размерности и типа даже в случае, если такие сигналы отсутствуют в базе сигналов. Актуально при определении привязок к аппаратуре.</text:p>
              </text:list-item>
            </text:list>
            <text:p text:style-name="P1">Блок «Входной контакт s3» в своих свойствах имеет уникальный параметр «Значение по умолчанию», который пользователь может изменять в процессе расчёта. При этом значение параметра будет автоматически изменять значение сигнала в исполняемой среде, который задаётся блоком.</text:p>
            <text:p text:style-name="P1">Для изменения значения параметра необходимо:</text:p>
            <text:list xml:id="list3986622487813685832" text:style-name="L3">
              <text:list-item>
                <text:p text:style-name="P11"><text:soft-page-break/>двойным нажатием левой клавиши «мыши» на изображении блока «Входной контакт s3»в рабочем окне проекта вызвать рабочее окно изменения свойств;</text:p>
              </text:list-item>
              <text:list-item>
                <text:p text:style-name="P11">перейти в закладку «Свойства»;</text:p>
              </text:list-item>
              <text:list-item>
                <text:p text:style-name="P11">задать значение параметра «Значение по умолчанию».</text:p>
              </text:list-item>
            </text:list>
            <text:p text:style-name="P1">Рабочее окно «Свойства: …» изменения свойств блока с именем Constr_source5 приведено на рисунке 5.</text:p>
            <text:p text:style-name="P2"><draw:frame draw:style-name="fr1" draw:name="graphics13" text:anchor-type="as-char" svg:width="11.539cm" svg:height="12.25cm" draw:z-index="12"><draw:image xlink:href="../_images/rp-4-5-ris-05.png" xlink:type="simple" xlink:show="embed" xlink:actuate="onLoad"/></draw:frame></text:p>
            <text:p text:style-name="P2">Рисунок 5</text:p>
            <text:p text:style-name="P1">Не все свойства блоков при изменении во время расчёта передаются в исполняемую систему в силу того, что изменения некоторых свойств блоков приводят к изменению топологии расчетной модели (алгоритма).</text:p>
            <text:p text:style-name="P1">Для того чтобы сохранить результаты отладки или локального моделирования можно воспользоваться несколькими способами:</text:p>
            <text:p text:style-name="P3">1. Сохранение данных окон просмотра и графиков в единый файл результатов.</text:p>
            <text:list xml:id="list72169184428423450" text:style-name="L4">
              <text:list-item>
                <text:p text:style-name="P12">Нажать кнопку «Инспектор параметров» в главной панели инструментов ПК SimInTech.</text:p>
              </text:list-item>
              <text:list-item>
                <text:p text:style-name="P12">На схеме выделить нужную линию связи.</text:p>
              </text:list-item>
              <text:list-item>
                <text:p text:style-name="P12">Выбрать в окне инспектора параметров нужный параметр (Значение (Y)).</text:p>
              </text:list-item>
              <text:list-item>
                <text:p text:style-name="P12">В окне инспектора параметров нажать кнопку «Создать график».</text:p>
              </text:list-item>
              <text:list-item>
                <text:p text:style-name="P12"><text:soft-page-break/>Произвести моделирование (локальное или удалённое).</text:p>
              </text:list-item>
              <text:list-item>
                <text:p text:style-name="P12">В главной панели инструментов нажать кнопку «Менеджер данных» и в окне менеджера данных нажать кнопку «Сохранить конфигурацию», при этом указав в окне сохранения тип файла «Файлы с сохранёнными данными».</text:p>
              </text:list-item>
              <text:list-item>
                <text:p text:style-name="P12">Остановить моделирование, сохранить схему.</text:p>
              </text:list-item>
              <text:list-item>
                <text:p text:style-name="P12">При повторной загрузке в окне менеджера данных можно нажать на кнопку «Загрузить конфигурацию», при этом указав в окне сохранения тип файла «Файлы с сохранёнными данными» и выбрать ранее сохранённый файл с данными. При этом восстановится состояние графиков и окон просмотра на момент сохранения результатов моделирования.</text:p>
              </text:list-item>
            </text:list>
            <text:p text:style-name="P3">2. Сохранение данных в файл таблицы или графический файл из окна графика</text:p>
            <text:list xml:id="list327368444469974501" text:style-name="L5">
              <text:list-item>
                <text:p text:style-name="P13">Создайте график путём установки блока на схеме или согласно описанию выше.</text:p>
              </text:list-item>
              <text:list-item>
                <text:p text:style-name="P13">Нажмите по графику правой кнопкой мыши и выберите «Экспорт в файл» для сохранения результатов в графический файл или «Экспорт в текстовый файл» для сохранения данных графика в виде текстового файла в формате ASCII.</text:p>
              </text:list-item>
            </text:list>
            <text:p text:style-name="P3">3. Создание объекта в менеджере данных для сохранения результатов сразу в таблицу в файле.</text:p>
            <text:list xml:id="list9126126070273568182" text:style-name="L6">
              <text:list-item>
                <text:p text:style-name="P14">Откройте окно менеджера данных, создайте там новую категорию путём нажатия кнопки «Добавить категорию».</text:p>
              </text:list-item>
              <text:list-item>
                <text:p text:style-name="P14">Выделите категорию и нажмите в окне менеджера данных кнопку «Архивация в файл».</text:p>
              </text:list-item>
              <text:list-item>
                <text:p text:style-name="P14">Перетащите параметр методом Drag&amp;Drop <text:s/>из списка параметров в окне инспектора параметров в добавленный в менеджере данных объект «Архивация в файл».</text:p>
              </text:list-item>
              <text:list-item>
                <text:p text:style-name="P14">Щелкните двойным щелчком по добавленному объекту «Архивация в файл» и укажите там имя файла в который будет записываться таблица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тладка алгоритма на целевой системе</dc:title>
    <dc:date>2016-02-20T11:22:25.41</dc:date>
    <meta:generator>OpenOffice/4.1.1$Win32 OpenOffice.org_project/411m6$Build-9775</meta:generator>
    <meta:editing-duration>PT3H57M26S</meta:editing-duration>
    <meta:editing-cycles>101</meta:editing-cycles>
    <dc:creator>ILYA KUBENSKIY</dc:creator>
    <meta:document-statistic meta:table-count="2" meta:image-count="13" meta:object-count="0" meta:page-count="7" meta:paragraph-count="86" meta:word-count="1031" meta:character-count="7580"/>
    <meta:user-defined meta:name="Поле 1"/>
    <meta:user-defined meta:name="Поле 2"/>
    <meta:user-defined meta:name="Поле 3"/>
    <meta:user-defined meta:name="Поле 4"/>
  </office:meta>
</office:document-meta>
</file>